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Absender_5f_im_5f_Empfängerfeld">
      <style:text-properties style:font-name="Nimbus Roman No9 L3"/>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line-height="135%"/>
    </style:style>
    <style:style style:name="P7" style:family="paragraph" style:parent-style-name="Text">
      <style:paragraph-properties fo:line-height="135%"/>
      <style:text-properties style:font-name="Nimbus Roman No9 L" fo:font-weight="normal" style:font-weight-asian="normal" style:font-weight-complex="normal"/>
    </style:style>
    <style:style style:name="P8" style:family="paragraph" style:parent-style-name="Text">
      <style:paragraph-properties fo:margin-left="0cm" fo:margin-right="0cm" fo:line-height="135%" fo:text-indent="0cm" style:auto-text-indent="false"/>
      <style:text-properties style:font-name="Nimbus Roman No9 L" fo:font-weight="normal" style:font-weight-asian="normal" style:font-weight-complex="normal"/>
    </style:style>
    <style:style style:name="P9"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5" text:anchor-type="paragraph" svg:x="0.023cm" svg:y="0.007cm" svg:width="7.959cm" draw:z-index="3"><draw:text-box fo:min-height="0.854cm"><text:p text:style-name="P2">Eckhart Arnold <text:span text:style-name="T1">·</text:span> Leichlinger Str. 6 · 40591 Düsseldorf</text:p></draw:text-box></draw:frame><draw:frame draw:style-name="fr1"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2">Tel.: <text:tab/>0211 / 16 75 179<text:line-break/>Mobil:<text:tab/>0179 / 64 50 192<text:line-break/>E-Mail:<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1" draw:name="Rahmen3" text:anchor-type="paragraph" svg:x="8.292cm" svg:y="4.981cm" svg:width="7.721cm" draw:z-index="2"><draw:text-box fo:min-height="0.714cm"><text:p text:style-name="P5">5. August 2006</text:p></draw:text-box></draw:frame><text:line-break/></text:p>
      <text:p text:style-name="Text">Sehr geehrter Herr Professor Jabloner,</text:p>
      <text:p text:style-name="Text">Sehr geehrter Herr Professor Walter, </text:p>
      <text:p text:style-name="Text"/>
      <text:p text:style-name="P6">Haben Sie vielen Dank für Ihr Schreiben vom 21. Juli. Dass in der spanischen Übersetzung der Hinweis auf die Genehmigung auf der ersten Seite fehlt ist allerdings ein bedauerliches Versäumnis. Der argentinische Verlag „katz editores“, bei dem die spanische Ausgabe erschienen ist, hat mir inzwischen versichert, dass der Hinweis in allen weiteren Auflagen (falls es welche geben sollte) auch auf der ersten Seite erscheinen wird. Bei den 3.000 Exemplaren der ersten Auflage ist der Hinweis aber leider nur dem Vorwort zu entnehmen (Seite 10). Der Verlag „katz editores“ hat mir auch weitere Belegexemplare versprochen, von denen ich Ihnen einige zuschicken werde, sobald sie eingetroffen sind.</text:p>
      <text:p text:style-name="P7">Wie Sie aus dem obigen vielleicht schon erahnen können, hat die Zusammenarbeit mit dem ontos-Verlag bei dieser Übersetzung nicht ganz so reibungslos funktioniert, wie das zu hoffen gewesen wäre. Der ontos-Verlag hat die Angelegenheit weitgehend in Eigenregie durchgeführt und mich erst wieder über den Ablauf informiert, als die Übersetzung schon gedruckt war. Allerdings hatte ich auch versäumt, dem vorzubeugen. Ich bin die Übersetzung im Nachhinein noch einmal durchgegangen und kann wohl von Glück reden, dass sie – soweit ich das bei meinen sehr geringen Spanisch-Kenntnissen beurteilen kann – sorgfältig angefertigt worden ist. Zumindest konnte ich keine Auslassungen oder groben Veränderungen des Inhalts feststellen. Überdies haben die Übersetzer Namen, die ihren Argentinischen Lesern nicht bekannt sein dürften (z.B. „Dollfuß“) durch zusätzliche Fußnoten erläutert, was den Eindruck einer gewissen Sorgfalt bestärkt.</text:p>
      <text:p text:style-name="P7">Trotzdem ist es natürlich keinesfalls günstig, wenn man die Übersetzung erst nach dem Druck in die Hände bekommt. Für die als Nächstes anstehende italienische Übersetzung habe ich mit dem ontos-Verlag nun noch einmal ausdrücklich vereinbart, dass ich die fertige Übersetzung zu sehen bekomme, bevor sie in den Druck geht. In meinem Bekanntenkreis kenne ich</text:p>
      <text:p text:style-name="P8">einen Muttersprachler der mir mit der Überprüfung der italienischen Übersetzung evtl. helfen könnte. Ansonsten wäre zu überlegen, ob man mit dem Korrekturlesen ein Übersetzungsbüro beauftragt. Da aus der Übersetzung ja etwas Geld abfällt, ließe sich das geeigneterweise davon finanzieren. Auch an die anderen Bedingungen (Hinweis auf die Genehmigung durch das Hans Kelsen Institut, Anzahl der Belegexemplare) habe ich den ontos-Verlag noch einmal ausdrücklich erinnert und darum gebeten auch den italienischen Partnerverlag, bei dem die Übersetzung erscheinen soll, darauf hinzuweisen.</text:p>
      <text:p text:style-name="P6">Bleiben schließlich die finanziellen Angelegenheiten: Bisher hat mir der ontos-Verlag immer das gesamte Honorar überwiesen und ich habe davon ¾ an das Hans-Kelsen-Institut überwiesen. Um Missverständnissen vorzubeugen, und da – je nachdem wie die Verkäufe laufen – in Zukunft vielleicht sogar etwas höhere Beträge anfallen, wäre mein Vorschlag, dass ich den ontos-Verlag bitte, die jeweiligen Honorar-Anteile von ¾ und ¼ gleich getrennt zu überweisen. Wie sehen Sie das?</text:p>
      <text:p text:style-name="P6">Für die spanische Übersetzung hat der ontos-Verlag mit katz editores übrigens eine Einmalzahlung von $ 750 sowie 8% vom Erlös von jedem verkauften Exemplar vereinbart, wovon der ontos-Verlag 50% behält, während die anderen 50 % wie gehabt zwischen dem Hans-Kelsen-Institut und mir im Verhältnis von ¾ zu ¼ aufgeteilt werden. Der ontos-Verlag überweist die Autorenhonorare für das vergangene Jahr immer im März des folgenden Jahres. Der Anteil aus der spanischen Übersetzung wäre also im März nächsten Jahres zu erwarten. </text:p>
      <text:p text:style-name="Text"/>
      <text:p text:style-name="Text"/>
      <text:p text:style-name="Text">Mit den besten Grüßen</text:p>
      <text:p text:style-name="Text"/>
      <text:p text:style-name="Text"/>
      <text:p text:style-name="P9">Eckhart Arnol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Eckhart Arnold</meta:initial-creator>
    <meta:creation-date>2006-08-05T16:15:10</meta:creation-date>
    <dc:creator>Eckhart Arnold</dc:creator>
    <dc:date>2006-08-05T17:58:43</dc:date>
    <meta:printed-by>Eckhart Arnold</meta:printed-by>
    <meta:print-date>2006-08-05T17:52:23</meta:print-date>
    <dc:language>de-DE</dc:language>
    <meta:editing-cycles>11</meta:editing-cycles>
    <meta:editing-duration>PT1H43M34S</meta:editing-duration>
    <meta:template xlink:type="simple" xlink:actuate="onRequest" xlink:role="template" xlink:href="../../../../../.ooo-2.0/user/template/Briefkopf_Kelsen-Institut.ott" xlink:title="Briefkopf_Kelsen-Institut" meta:date="2006-08-05T16:15:10"/>
    <meta:user-defined meta:name="Info 1"/>
    <meta:user-defined meta:name="Info 2"/>
    <meta:user-defined meta:name="Info 3"/>
    <meta:user-defined meta:name="Info 4"/>
    <meta:document-statistic meta:table-count="0" meta:image-count="0" meta:object-count="0" meta:page-count="2" meta:paragraph-count="19" meta:word-count="582" meta:character-count="3953"/>
  </office:meta>
</office:document-meta>
</file>